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43300003E7F00002327E1E2478E.svm" manifest:media-type=""/>
  <manifest:file-entry manifest:full-path="Pictures/200002E500003E7F000023274150EFC4.svm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Hindi1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  <style:text-properties fo:color="#000000" fo:font-size="20pt" fo:font-weight="normal" style:font-weight-asian="normal" style:font-weight-complex="normal"/>
    </style:style>
    <style:style style:name="P2" style:family="paragraph">
      <style:paragraph-properties fo:text-align="start"/>
      <style:text-properties fo:font-weight="normal" style:font-weight-asian="normal" style:font-weight-complex="normal"/>
    </style:style>
    <style:style style:name="P3" style:family="paragraph">
      <style:paragraph-properties fo:margin-left="1.249cm" fo:margin-right="0cm" fo:text-indent="0cm"/>
      <style:text-properties fo:color="#000000" fo:font-size="14pt"/>
    </style:style>
    <style:style style:name="P4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line-height="150%"/>
      <style:text-properties fo:color="#000000"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line-height="150%"/>
      <style:text-properties fo:color="#000000" fo:font-size="14pt" style:font-size-asian="14pt" style:font-size-complex="14pt"/>
    </style:style>
    <style:style style:name="P10" style:family="paragraph">
      <style:paragraph-properties fo:line-height="150%" fo:text-align="start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line-height="150%"/>
      <style:text-properties fo:color="#030303" fo:font-size="24pt" style:font-size-asian="24pt" style:font-size-complex="24pt"/>
    </style:style>
    <style:style style:name="P13" style:family="paragraph">
      <style:paragraph-properties fo:line-height="150%"/>
      <style:text-properties fo:color="#030303" fo:font-size="14pt" style:font-size-asian="14pt" style:font-size-complex="14pt"/>
    </style:style>
    <style:style style:name="P14" style:family="paragraph">
      <style:text-properties fo:font-size="29.3999996185303pt"/>
    </style:style>
    <style:style style:name="P15" style:family="paragraph">
      <style:paragraph-properties fo:line-height="150%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Arial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ans1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2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2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30303" style:text-outline="false" style:text-line-through-styl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Liberation Sans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6">
        <draw:frame presentation:style-name="pr1" draw:layer="layout" svg:width="20cm" svg:height="2.845cm" svg:x="1.4cm" svg:y="1.178cm" presentation:class="title" presentation:placeholder="true">
          <draw:text-box/>
        </draw:frame>
        <draw:frame presentation:style-name="pr2" draw:text-style-name="P2" draw:layer="layout" svg:width="12.297cm" svg:height="5.809cm" svg:x="1.6cm" svg:y="12.791cm" presentation:class="outline" presentation:user-transformed="true">
          <draw:text-box>
            <text:p text:style-name="P1"><text:span text:style-name="T1">Студент</text:span></text:p>
            <text:p text:style-name="P1"><text:span text:style-name="T2">Лутков Владислав Дмитриевич,</text:span></text:p>
            <text:p text:style-name="P1"><text:span text:style-name="T2">Группа </text:span><text:span text:style-name="T2"><text:s/>КН-401</text:span></text:p>
          </draw:text-box>
        </draw:frame>
        <draw:frame presentation:style-name="pr2" draw:layer="layout" svg:width="12.297cm" svg:height="5.809cm" svg:x="14.2cm" svg:y="12.6cm" presentation:class="outline" presentation:user-transformed="true">
          <draw:text-box>
            <text:list text:style-name="L1">
              <text:list-header>
                <text:p>Руководитель</text:p>
              </text:list-header>
            </text:list>
            <text:p text:style-name="P3"><text:span text:style-name="T3">Солодушкин Святослав Игоревич, кандидат физ.-мат. наук, доцент кафедры вычислительной математики.</text:span></text:p>
            <text:list text:continue-numbering="true" text:style-name="L1">
              <text:list-header>
                <text:p/>
              </text:list-header>
            </text:list>
          </draw:text-box>
        </draw:frame>
        <draw:frame presentation:style-name="pr2" draw:text-style-name="P5" draw:layer="layout" svg:width="25.199cm" svg:height="3.809cm" svg:x="1.8cm" svg:y="5.791cm" presentation:class="outline" presentation:user-transformed="true">
          <draw:text-box>
            <text:p text:style-name="P4"><text:span text:style-name="T4">Веб-сервис для численного решения некоторых уравнений с запаздывающим аргументом на суперкомпьютере ИММ УрО РАН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6" draw:layer="layout" svg:width="20cm" svg:height="2cm" svg:x="1.4cm" svg:y="1.6cm" presentation:class="title">
          <draw:text-box>
            <text:p text:style-name="P6"><text:span text:style-name="T4">Постановка задачи</text:span></text:p>
          </draw:text-box>
        </draw:frame>
        <draw:frame presentation:style-name="pr5" draw:text-style-name="P8" draw:layer="layout" svg:width="25.2cm" svg:height="12.18cm" svg:x="1.4cm" svg:y="5cm" presentation:class="outline">
          <draw:text-box>
            <text:list text:style-name="L1">
              <text:list-item>
                <text:p text:style-name="P7"><text:span text:style-name="T5">Написать Web-приложение для численного решения некоторых дифференциальных уравнений в частных производных на кластере ИММ УрО РАН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 text:style-name="P6"><text:span text:style-name="T4">Постановка задачи</text:span>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1">
              <text:list-item>
                <text:p text:style-name="P9"><text:span text:style-name="T5">Сравнить скорости подсчета параллельным и однопоточным методами, проведя вычислительные эксперименты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 text:style-name="P6"><text:span text:style-name="T4">Постановка задачи</text:span></text:p>
          </draw:text-box>
        </draw:frame>
        <draw:frame presentation:style-name="pr5" draw:text-style-name="P8" draw:layer="layout" svg:width="25.2cm" svg:height="12.18cm" svg:x="1.4cm" svg:y="5cm" presentation:class="outline">
          <draw:text-box>
            <text:list text:style-name="L1">
              <text:list-item>
                <text:p text:style-name="P7"><text:span text:style-name="T5">Создать инфраструктуру для разработки web-приложения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1" draw:layer="layout" svg:width="20cm" svg:height="2cm" svg:x="1.4cm" svg:y="1.6cm" presentation:class="title" presentation:user-transformed="true">
          <draw:text-box>
            <text:p text:style-name="P10"><text:span text:style-name="T6">Вычислительные ресурсы</text:span></text:p>
          </draw:text-box>
        </draw:frame>
        <draw:frame presentation:style-name="pr5" draw:text-style-name="P8" draw:layer="layout" svg:width="25.2cm" svg:height="12.18cm" svg:x="1.4cm" svg:y="5cm" presentation:class="outline" presentation:user-transformed="true">
          <draw:text-box>
            <text:list text:style-name="L1">
              <text:list-item>
                <text:p text:style-name="P12"><text:span text:style-name="T7">Суперкомпьютер «Уран» собран на базе Blade серверов фирмы Hewlett-Packard. Он состоит из 204 вычислительных узлов, установленных в модулях с высокой плотностью упаковки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1" draw:layer="layout" svg:width="20cm" svg:height="2cm" svg:x="1.4cm" svg:y="1.6cm" presentation:class="title" presentation:user-transformed="true">
          <draw:text-box>
            <text:p text:style-name="P10"><text:span text:style-name="T6">Вычислительные ресурсы</text:span></text:p>
          </draw:text-box>
        </draw:frame>
        <draw:frame presentation:style-name="pr5" draw:text-style-name="P8" draw:layer="layout" svg:width="25.2cm" svg:height="12.18cm" svg:x="1.4cm" svg:y="5cm" presentation:class="outline" presentation:user-transformed="true">
          <draw:text-box>
            <text:list text:style-name="L1">
              <text:list-item>
                <text:p text:style-name="P13"><text:span text:style-name="T7">Вычислительные узлы оснащены Intel Xeon, работающими на частотах 2.2-3 ГГц, 16-200 гигабайтами оперативной памяти и графическими ускорителями NVIDIA Tesla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11" draw:layer="layout" svg:width="20cm" svg:height="2cm" svg:x="1.4cm" svg:y="1.6cm" presentation:class="title" presentation:user-transformed="true">
          <draw:text-box>
            <text:p text:style-name="P10"><text:span text:style-name="T6">Вычислительные ресурсы</text:span></text:p>
          </draw:text-box>
        </draw:frame>
        <draw:frame presentation:style-name="pr5" draw:text-style-name="P8" draw:layer="layout" svg:width="25.2cm" svg:height="12.18cm" svg:x="1.4cm" svg:y="5cm" presentation:class="outline" presentation:user-transformed="true">
          <draw:text-box>
            <text:list text:style-name="L1">
              <text:list-item>
                <text:p text:style-name="P13"><text:span text:style-name="T7">В общей сложности пользователям доступно 1864 вычислительных ядра CPU, 352 платы GPU и 7 Тбайт оперативной памяти. Система хранения суперкомпьютера «Уран» позволяет разместить до 10 Тбайт данных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Web-приложение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1">
              <text:list-header>
                <text:p>Web-приложение состоит из 3 частей:</text:p>
              </text:list-header>
              <text:list-item>
                <text:p><text:span text:style-name="T8">клиентская страница</text:span></text:p>
              </text:list-item>
              <text:list-item>
                <text:p><text:span text:style-name="T8">сервер на NodeJS</text:span></text:p>
              </text:list-item>
              <text:list-item>
                <text:p><text:span text:style-name="T8">связь с кластером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Клиентская страница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Серверная часть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1">
              <text:list-item>
                <text:p>Прием данных от пользователя</text:p>
              </text:list-item>
              <text:list-item>
                <text:p>Генерация файла</text:p>
              </text:list-item>
              <text:list-item>
                <text:p>Работа с кластером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Работа на кластере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1">
              <text:list-item>
                <text:p>Эмулятор терминала</text:p>
              </text:list-item>
              <text:list-item>
                <text:p>MP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Итоги</text:p>
          </draw:text-box>
        </draw:frame>
        <draw:frame presentation:style-name="pr5" draw:text-style-name="P16" draw:layer="layout" svg:width="25.2cm" svg:height="12.18cm" svg:x="1.4cm" svg:y="4.8cm" presentation:class="outline" presentation:user-transformed="true">
          <draw:text-box>
            <text:p text:style-name="P15"><text:span text:style-name="T9">Зависимость времени выполнения от количества разбиений</text:span></text:p>
          </draw:text-box>
        </draw:frame>
        <draw:frame draw:style-name="gr2" draw:text-style-name="P17" draw:layer="layout" svg:width="23cm" svg:height="12.559cm" svg:x="2.2cm" svg:y="6.041cm">
          <draw:image xlink:href="Pictures/200002E500003E7F000023274150EFC4.svm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Итоги</text:p>
          </draw:text-box>
        </draw:frame>
        <draw:frame presentation:style-name="pr5" draw:text-style-name="P16" draw:layer="layout" svg:width="25.2cm" svg:height="12.18cm" svg:x="1.4cm" svg:y="5cm" presentation:class="outline">
          <draw:text-box>
            <text:p text:style-name="P15"><text:span text:style-name="T10">Зависимость времени выполнения от количества потоков</text:span></text:p>
          </draw:text-box>
        </draw:frame>
        <draw:frame draw:style-name="gr2" draw:text-style-name="P17" draw:layer="layout" svg:width="24.8cm" svg:height="13.2cm" svg:x="1.6cm" svg:y="6.2cm">
          <draw:image xlink:href="Pictures/2000043300003E7F00002327E1E2478E.svm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4cm" svg:y="10.4cm" presentation:class="title" presentation:user-transformed="true">
          <draw:text-box>
            <text:p text:style-name="P17">Спасибо за внимание!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, 'Arial Unicode MS'" style:font-charset="x-symbol"/>
    <style:font-face style:name="Lohit Hindi1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Hindi" style:font-size-asian="12pt" style:language-asian="hi" style:country-asian="IN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Liberation Sans2" fo:font-size="14pt" fo:font-weight="bold" style:font-name-asian="Lohit Hindi" style:font-size-asian="14pt" style:font-weight-asian="bold" style:font-weight-complex="bol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style:font-name-asian="OpenSymbol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ohit Hindi1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Hindi1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Lohit Hindi1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2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2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2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2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22:54:57.715236193</meta:creation-date>
    <meta:generator>LibreOffice/4.1.2.3$Linux_X86_64 LibreOffice_project/410m0$Build-3</meta:generator>
    <dc:date>2014-06-18T02:05:05.637982074</dc:date>
    <meta:editing-duration>PT1M20S</meta:editing-duration>
    <meta:editing-cycles>2</meta:editing-cycles>
    <meta:document-statistic meta:object-count="91"/>
  </office:meta>
</office:document-meta>
</file>